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.432cm" fo:margin-right="0cm" fo:text-indent="0cm" style:auto-text-indent="false"/>
      <style:text-properties fo:color="#0000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margin-left="0.432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master-page-name="">
      <style:paragraph-properties fo:margin-left="0.432cm" fo:margin-right="0cm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cc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Ari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000099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ff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 fo:break-before="page"/>
      <style:text-properties fo:color="#0000cc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 fo:break-before="pag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 fo:break-before="page"/>
      <style:text-properties fo:color="#000000"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20pt" fo:background-color="#ffff00" style:font-size-asian="20pt" style:font-size-complex="20pt"/>
    </style:style>
    <style:style style:name="P1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4pt" fo:background-color="#ffff00" style:font-size-asian="14pt" style:font-size-complex="14pt"/>
    </style:style>
    <style:style style:name="P17" style:family="paragraph" style:parent-style-name="Standard" style:master-page-name="">
      <style:paragraph-properties fo:margin-left="0.337cm" fo:margin-right="0cm" fo:text-indent="0cm" style:auto-text-indent="false" style:page-number="auto"/>
      <style:text-properties style:font-name="Arial"/>
    </style:style>
    <style:style style:name="P18" style:family="paragraph" style:parent-style-name="Standard" style:master-page-name="">
      <style:paragraph-properties fo:margin-left="0.289cm" fo:margin-right="0cm" fo:text-indent="0cm" style:auto-text-indent="false" style:page-number="auto"/>
      <style:text-properties style:font-name="Arial"/>
    </style:style>
    <style:style style:name="P19" style:family="paragraph" style:parent-style-name="Standard" style:master-page-name="">
      <style:paragraph-properties fo:margin-left="0.289cm" fo:margin-right="0cm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.289cm" fo:margin-right="0cm" fo:text-indent="0cm" style:auto-text-indent="false"/>
      <style:text-properties style:font-name="Arial"/>
    </style:style>
    <style:style style:name="P21" style:family="paragraph" style:parent-style-name="Standard">
      <style:paragraph-properties fo:margin-left="0.289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master-page-name="">
      <style:paragraph-properties fo:margin-left="0.529cm" fo:margin-right="0cm" fo:text-indent="0cm" style:auto-text-indent="false" style:page-number="auto"/>
      <style:text-properties style:font-name="Arial"/>
    </style:style>
    <style:style style:name="P23" style:family="paragraph" style:parent-style-name="Standard">
      <style:paragraph-properties fo:margin-left="0.529cm" fo:margin-right="0cm" fo:text-indent="0cm" style:auto-text-indent="false"/>
      <style:text-properties style:font-name="Arial"/>
    </style:style>
    <style:style style:name="P24" style:family="paragraph" style:parent-style-name="Standard" style:master-page-name="">
      <style:paragraph-properties fo:margin-left="0.649cm" fo:margin-right="0cm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0.649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master-page-name="">
      <style:paragraph-properties fo:margin-left="0.409cm" fo:margin-right="0cm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.409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cc"/>
    </style:style>
    <style:style style:name="T4" style:family="text">
      <style:text-properties fo:color="#000099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6666ff"/>
    </style:style>
    <style:style style:name="T7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tory-board JMD </text:p>
      <text:p text:style-name="P15">Initiation à JS</text:p>
      <text:p text:style-name="P1">Pré-requis : </text:p>
      <text:p text:style-name="P1">Venir avec son ordi.</text:p>
      <text:p text:style-name="P1">Installer un éditeur de texte comme</text:p>
      <text:p text:style-name="P17"><text:a xlink:type="simple" xlink:href="http://www.flashdevelop.org/" text:style-name="Internet_20_link" text:visited-style-name="Visited_20_Internet_20_Link">Flashdevelop</text:a> (windows) ou <text:a xlink:type="simple" xlink:href="https://www.sublimetext.com/" text:style-name="Internet_20_link" text:visited-style-name="Visited_20_Internet_20_Link">Sublime text</text:a> (Mac et Windows)</text:p>
      <text:p text:style-name="P1"/>
      <text:p text:style-name="P1">Connaître un minimum le HTML <text:s/></text:p>
      <text:p text:style-name="P18">dont balises &lt;html&gt;, &lt;body&gt;, &lt;div&gt;, &lt;input&gt;, &lt;button&gt;</text:p>
      <text:p text:style-name="P1">et les styles CSS :</text:p>
      <text:p text:style-name="P18">dont attributs color, width, text-align, etc</text:p>
      <text:p text:style-name="P9">voir <text:a xlink:type="simple" xlink:href="http://fr.html.net/tutorials/html/" text:style-name="Internet_20_link" text:visited-style-name="Visited_20_Internet_20_Link">http://fr.html.net/tutorials/html/</text:a></text:p>
      <text:p text:style-name="P20"/>
      <text:p text:style-name="P1">Vérification préalable :</text:p>
      <text:p text:style-name="P22">Q: qui a déjà programmé dans un autre langage et connaît donc les bases de la programmation ?</text:p>
      <text:p text:style-name="P23">Q: qui ne sait pas ce qu'est un éditeur de texte ?</text:p>
      <text:p text:style-name="P23">Q: Editeur de texte préféré  ou sublime text ou flashdevelop téléchargé ... est-ce ok ?</text:p>
      <text:p text:style-name="P23"/>
      <text:p text:style-name="P9">Atelier JS =&gt; <text:s/>atelier sur la programmation en générale ; valable pour presque tt les langages std.</text:p>
      <text:p text:style-name="P9"/>
      <text:p text:style-name="P2">Préambule et défs</text:p>
      <text:p text:style-name="P2"/>
      <text:p text:style-name="P3">Déf d'un edit de texte : Comme un TT il permet de saisir un texte mais sans fioritures, juste une suite de mots, phrases, instructions. C'est l'outil de base du programmeur.</text:p>
      <text:p text:style-name="P3"/>
      <text:p text:style-name="P3">Déf de la programmation : </text:p>
      <text:p text:style-name="P19">C'est l'écriture d'un programme ,</text:p>
      <text:p text:style-name="P24">qui est une suite d'instructions (d'ordres) simples, données à la machine pour qu'elle exécute 1 ou plusieurs tâches complexes qu' on appelle aussi applications (web, mobile).</text:p>
      <text:p text:style-name="P25">Ces instructions sont écrites dans un langage à la syntaxe rigoureuse qu'on appelle Langage de programmation.</text:p>
      <text:p text:style-name="P25"/>
      <text:p text:style-name="P25">J Script est un langage de programmation universel (tout type d'applications) comme les autres. Sa particularité ? Il s’exécute dans (il est compris, interprété par) le navigateur (chrome, firefox, etc) contrairement à ceux qui s'exécute directement sous Windows ou Mac Os.</text:p>
      <text:p text:style-name="P25">Mais noter qu'il existe une version ''serveur'' de JS qui est Node JS (ateliers Silex conseillés).</text:p>
      <text:p text:style-name="P25"/>
      <text:p text:style-name="P8">Conclusion : On va écrire du javascript avec notre éditeur et on testera dans notre navigateur...</text:p>
      <text:p text:style-name="P8"/>
      <text:p text:style-name="P9">Initier au JS en 2heures = gageure !</text:p>
      <text:p text:style-name="P8"/>
      <text:p text:style-name="P8">on va commencer doucement mais ça ira de plus en plus vite. </text:p>
      <text:p text:style-name="P26">1 heure d'initiation théo et pratique avec exemples courts, simples, sans trop de sens ni de liens entres eux. </text:p>
      <text:p text:style-name="P27">1 heure pour écrire un vrai programme qui a du sens.</text:p>
      <text:p text:style-name="P14">Les bases de js</text:p>
      <text:p text:style-name="P21"/>
      <text:p text:style-name="P8">P:</text:p>
      <text:p text:style-name="P6">Download de <text:a xlink:type="simple" xlink:href="https://github.com/flashline/Atelier-JS-2018" text:style-name="Internet_20_link" text:visited-style-name="Visited_20_Internet_20_Link">https://github.com/flashline/Atelier-JS-2018</text:a></text:p>
      <text:p text:style-name="P5"/>
      <text:p text:style-name="P5">Ouvrir Atelier-bases-js/ex01/index.html</text:p>
      <text:p text:style-name="P5">Expliquer : <text:span text:style-name="T2">&lt;script src="index.js"&gt;&lt;/script&gt;</text:span></text:p>
      <text:p text:style-name="P4"/>
      <text:p text:style-name="P5">Créer ex01.js</text:p>
      <text:p text:style-name="P5"/>
      <text:p text:style-name="P8">T:</text:p>
      <text:p text:style-name="P26">Un prog manipule essentiellement des données, des valeurs que le programmeur stocke dans des <text:span text:style-name="T1">variables.</text:span></text:p>
      <text:p text:style-name="P27">Les variables peuvent être comparées à des contenants (des tiroirs, boites, bouteilles par ex.) dont le contenu peut <text:span text:style-name="T1">varié.</text:span></text:p>
      <text:p text:style-name="P27">On peut aussi se les représenter comme une étiquette à laquelle on donne un <text:span text:style-name="T1">nom</text:span> et qui pointe, qui permet l'accès à une donnée : Contrairement à un tiroir ou une bouteille, on ne transfert pas les contenus. Quand on copie le contenu d'une var x vers une var y, la var x garde son contenu intacte.</text:p>
      <text:p text:style-name="P8"/>
      <text:p text:style-name="P8">P:</text:p>
      <text:p text:style-name="P8">Création de variables</text:p>
      <text:p text:style-name="P7">var prenomEleve ;</text:p>
      <text:p text:style-name="P8">var <text:tab/><text:tab/><text:tab/>=&gt; mot clés imposé par JS</text:p>
      <text:p text:style-name="P8">; <text:tab/><text:tab/><text:tab/>=&gt; termine chaque instruction.</text:p>
      <text:p text:style-name="P8">prenomEleve <text:tab/>=&gt; </text:p>
      <text:p text:style-name="P8"><text:tab/>c'est le nom choisi par le programmeur</text:p>
      <text:p text:style-name="P8"><text:tab/>certains caractères sont interdit (espace, +, -, etc)</text:p>
      <text:p text:style-name="P8"><text:tab/>usages :</text:p>
      <text:p text:style-name="P8"><text:tab/><text:tab/>On choisi (contrairement au maths) des noms ''parlant''</text:p>
      <text:p text:style-name="P8"><text:tab/><text:tab/>a à z et A à Z et 0 à 9 (pas d'accent en fr)</text:p>
      <text:p text:style-name="P8"><text:tab/><text:tab/>commence par minuscule. Les majuscules remplace les espaces (chameau)</text:p>
      <text:p text:style-name="P8">Il y a plusieurs types de valeurs (donc de variables aussi)</text:p>
      <text:p text:style-name="P8">les basiques sont</text:p>
      <text:p text:style-name="P8"><text:tab/>Les chaînes de caractères alpha-numérique (soit du texte)</text:p>
      <text:p text:style-name="P8"><text:tab/>Les nombres (entier, décimaux)</text:p>
      <text:p text:style-name="P8"/>
      <text:p text:style-name="P8">assignation d'une valeur</text:p>
      <text:p text:style-name="P7">prenomEleve = ''Jean-Michel'' ;</text:p>
      <text:p text:style-name="P8">le signe égal =&gt; <text:tab/>ne signifie aucune égalité au sens math </text:p>
      <text:p text:style-name="P8"><text:tab/><text:tab/><text:tab/>mais mettre l'expression de droite dans la variables à gauche.</text:p>
      <text:p text:style-name="P8">Les valeurs a/num sont tjrs entre '' (sinon dans ce cas, js comprendrait </text:p>
      <text:p text:style-name="P8">contenu de la var Jean moins celui de Michel</text:p>
      <text:p text:style-name="P8"/>
      <text:p text:style-name="P7">var ageEleve = 26 ;</text:p>
      <text:p text:style-name="P8">On peut donc créer et assigner ds même instruction.</text:p>
      <text:p text:style-name="P8">Les nombres sont sans '' ''</text:p>
      <text:p text:style-name="P8">on choisit le type <text:span text:style-name="T2">Number </text:span>quand on sait qu'on aura besoin de faire des calculs.</text:p>
      <text:p text:style-name="P13">Petit jeu ?</text:p>
      <text:p text:style-name="P8"/>
      <text:p text:style-name="P8">Si</text:p>
      <text:p text:style-name="P7"><text:tab/>var codePostal ;</text:p>
      <text:p text:style-name="P8">dois-je choisir</text:p>
      <text:p text:style-name="P7"><text:tab/>codePostal=18270 ;</text:p>
      <text:p text:style-name="P8">ou</text:p>
      <text:p text:style-name="P7"><text:tab/>codePostal=''18270'' ;</text:p>
      <text:p text:style-name="P8">Votez !</text:p>
      <text:p text:style-name="P8"/>
      <text:p text:style-name="P8">Solution : <text:tab/><text:span text:style-name="T3">codePostal=''18270'' ; </text:span>car codePostal=03120 ; donnerait 3120</text:p>
      <text:p text:style-name="P8"><text:tab/><text:tab/>et on ne fait géné pas d'opérations entre les codes postaux</text:p>
      <text:p text:style-name="P8"/>
      <text:p text:style-name="P8">pour tester :</text:p>
      <text:p text:style-name="P7">document.write(''Prénom de l'élève : ''+prenomEleve) ;</text:p>
      <text:p text:style-name="P8">on reverra plus tard les notions (Object et Function fournient par JS).</text:p>
      <text:p text:style-name="P8">Permet juste de d'afficher et de tester un résultat dans la page web.</text:p>
      <text:p text:style-name="P8"/>
      <text:p text:style-name="P8">P:</text:p>
      <text:p text:style-name="P7">// création </text:p>
      <text:p text:style-name="P7">var prenomEleve ;</text:p>
      <text:p text:style-name="P7">// assign</text:p>
      <text:p text:style-name="P7">prenomEleve = "Jean-Michel" ;</text:p>
      <text:p text:style-name="P7">// créa + assign</text:p>
      <text:p text:style-name="P7">var ageEleve = 26 ;</text:p>
      <text:p text:style-name="P7">//</text:p>
      <text:p text:style-name="P7">var codePostal ;</text:p>
      <text:p text:style-name="P7">codePostal="03120" ; </text:p>
      <text:p text:style-name="P7">//ou</text:p>
      <text:p text:style-name="P7">codePostal=03120 ; </text:p>
      <text:p text:style-name="P7"/>
      <text:p text:style-name="P7">document.write("Mon prénom est "+prenomEleve+" ") ;</text:p>
      <text:p text:style-name="P7">document.write("et j'ai "+ageEleve+" ans.&lt;br&gt;Mon codePostal postal est "+codePostal) ;</text:p>
      <text:p text:style-name="P7"/>
      <text:p text:style-name="P12"/>
      <text:p text:style-name="P8">Autres manip avec val et var</text:p>
      <text:p text:style-name="P7">document.write("&lt;br/&gt;&lt;br/&gt;--- Concaténation avec signe +");</text:p>
      <text:p text:style-name="P7">var nomEleve = "Delettre";</text:p>
      <text:p text:style-name="P8">// concaténation</text:p>
      <text:p text:style-name="P7">var nomComplet = prenomEleve+" "+nomEleve;</text:p>
      <text:p text:style-name="P8">// le &lt;br&gt; ou &lt;br/&gt; c'est du html et signifie passage à la ligne.</text:p>
      <text:p text:style-name="P7">document.write("&lt;br&gt;Nom complet "+nomComplet) ;</text:p>
      <text:p text:style-name="P7"/>
      <text:p text:style-name="P8">//variables Number et calcul</text:p>
      <text:p text:style-name="P7">var ageEleve1 = 26 ;</text:p>
      <text:p text:style-name="P7">var ageEleve2 = 56 ;</text:p>
      <text:p text:style-name="P7">var ageEleve3 = 12 ;</text:p>
      <text:p text:style-name="P7">var ageEleve4 = 32 ;</text:p>
      <text:p text:style-name="P7">var ageEleve5 = 18 ;</text:p>
      <text:p text:style-name="P7">var ageMoyen=(ageEleve1+ageEleve2+ageEleve3+ageEleve4+ageEleve5)/5;</text:p>
      <text:p text:style-name="P8">// les opérateurs de calcul basiques : + - / *</text:p>
      <text:p text:style-name="P8">// noter que le plus a des significations différentes selon vars Number ou String</text:p>
      <text:p text:style-name="P7">document.write("&lt;br/&gt;&lt;br/&gt;--- Addition avec signe + ; puis division");</text:p>
      <text:p text:style-name="P7">document.write("&lt;br&gt;Moyenne des ages "+ageMoyen+" ans ") ;</text:p>
      <text:p text:style-name="P7">ageMoyen=parseInt(ageMoyen);</text:p>
      <text:p text:style-name="P7">document.write("&lt;br&gt;Moyenne des ages "+ageMoyen+" ans ") ;</text:p>
      <text:p text:style-name="P7">//</text:p>
      <text:p text:style-name="P7">document.write("&lt;br/&gt;&lt;br/&gt;--- Calcul avec les 4 opérateurs");</text:p>
      <text:p text:style-name="P7">var ht=200; var acompte=80; var tva=20;</text:p>
      <text:p text:style-name="P7">var aPayer=ht+(ht*tva/100)-acompte ;</text:p>
      <text:p text:style-name="P8">// expression typique avec les 4 opérateurs</text:p>
      <text:p text:style-name="P8">// Noter que la priorité des * et / sur les – et +, évite certaines ( ). </text:p>
      <text:p text:style-name="P7">// aPayer=ht*(tva/100+1)-acompte <text:s/>;</text:p>
      <text:p text:style-name="P8">// Faut-il être malin et 'factoriser' ou être le plus compréhensible pour le prog suivant ?</text:p>
      <text:p text:style-name="P7">document.write("&lt;br&gt;Net à payer "+aPayer+" €" ) ;</text:p>
      <text:p text:style-name="P7"/>
      <text:p text:style-name="P13">// Les tableaux soit les vars de type Array (variables indicées)</text:p>
      <text:p text:style-name="P8">//</text:p>
      <text:p text:style-name="P8">// création array vide</text:p>
      <text:p text:style-name="P7">var eleves = [ ] ;</text:p>
      <text:p text:style-name="P8">// le principe est de grouper une liste de valeurs <text:s/>dans une même variable</text:p>
      <text:p text:style-name="P8">// chaque valeur a une position de 0 à N</text:p>
      <text:p text:style-name="P7">eleves[0] = "jeanmi";</text:p>
      <text:p text:style-name="P7">eleves[1] = "martine";</text:p>
      <text:p text:style-name="P7">eleves[2] = "camel";</text:p>
      <text:p text:style-name="P7">eleves[4] = "robert";</text:p>
      <text:p text:style-name="P7">eleves[3] = "nicolas";</text:p>
      <text:p text:style-name="P8">// On expliquera plus tard cette structure for (etc)</text:p>
      <text:p text:style-name="P8">// ici c'est juste pour permettre le test</text:p>
      <text:p text:style-name="P7">document.write("&lt;br&gt;&lt;br&gt;--- Les tableaux (type js Array) :&lt;br&gt;");</text:p>
      <text:p text:style-name="P7">for (var i=0;i&lt;eleves.length;i++) document.write(eleves[i]+"&lt;br/&gt;");</text:p>
      <text:p text:style-name="P8">// variante</text:p>
      <text:p text:style-name="P7">eleves.push("Joëlle");</text:p>
      <text:p text:style-name="P7">eleves.push("René");</text:p>
      <text:p text:style-name="P7">eleves.push("Ginette");</text:p>
      <text:p text:style-name="P7">eleves.push("Fernande");</text:p>
      <text:p text:style-name="P8">// Quand JS exécute la créa du tab à vide avec eleves=[ ], il associe automatiquement</text:p>
      <text:p text:style-name="P8">// à eleves un ensemble de fonctions et variables typique d'un Array.</text:p>
      <text:p text:style-name="P8">// on verra plus tard ces notions quand on abordera les Function et Object JS</text:p>
      <text:p text:style-name="P8">// pour l'instant admettons par exemple que :</text:p>
      <text:p text:style-name="P8">// .push() est une fonction qui ajoute un élément en fin tableau et</text:p>
      <text:p text:style-name="P8">// .length est une var ou propriété qui contient le nombre d'éléments</text:p>
      <text:p text:style-name="P7">document.write("&lt;br&gt;Variante :&lt;br&gt;");</text:p>
      <text:p text:style-name="P7">for (var i=0;i&lt;eleves.length;i++) document.write(eleves[i]+"&lt;br/&gt;");</text:p>
      <text:p text:style-name="P7">document.write("Nombre d'élèves : "+eleves.length);</text:p>
      <text:p text:style-name="P13">// les fonctions</text:p>
      <text:p text:style-name="P8">// appel de fonctions <text:span text:style-name="T1">fournies par js</text:span></text:p>
      <text:p text:style-name="P8">// <text:tab/><text:tab/>un nom (similaire à un nom de vars mais choisi par JS) suivi de (liste de paramètres)</text:p>
      <text:p text:style-name="P7">alert("bonjour "+eleves[3]);</text:p>
      <text:p text:style-name="P7">document.write("&lt;br/&gt;&lt;br/&gt;--- Les fonctions (type JS Function) ");</text:p>
      <text:p text:style-name="P7">document.write("&lt;br&gt;je suis aussi une fonction");</text:p>
      <text:p text:style-name="P8">// En JS, tous les fonctions sont rattachées à une variable, objet JS qui lui-même est rattaché à un objet de niveau supérieur sauf l'objet window qui est le niveau le plus élevé.</text:p>
      <text:p text:style-name="P8">// Même les fonctions comme alert() ou confirm() devraient s'écrire :</text:p>
      <text:p text:style-name="P7">window.alert("je suis une fonction associée à l'objet window (le plus élevé dans la hiérarchie) ");</text:p>
      <text:p text:style-name="P7">window.confirm("êtes vous d'accord ?");</text:p>
      <text:p text:style-name="P7">window.document.write("&lt;br&gt;je suis la fonction write() appartenant à l'objet document qui lui-même appartient à l'objet window");</text:p>
      <text:p text:style-name="P7">document.write("&lt;br&gt;je suis la même fonction document.write()");</text:p>
      <text:p text:style-name="P8">// A noter que c'est vrai aussi pour les variables</text:p>
      <text:p text:style-name="P7">document.write("&lt;br/&gt;window.ageEleve : "+window.ageEleve);</text:p>
      <text:p text:style-name="P7">document.write("&lt;br/&gt;ageEleve : "+ageEleve);</text:p>
      <text:p text:style-name="P8">// Comme vu précédemment avec les Array, dès qu'on créé une variable, elle possède un ensemble de fonctions natives JS selon sont type.</text:p>
      <text:p text:style-name="P8">// On va par ex voir String.substr() qui extrait une sous chaîne à partir d'une chaîne.</text:p>
      <text:p text:style-name="P7">document.write("&lt;br/&gt;&lt;br&gt;--- Fonctions String.substr() et String.substring() ");</text:p>
      <text:p text:style-name="P7">var chaineCaractere="0123456789" ;</text:p>
      <text:p text:style-name="P7">var sousChaine=chaineCaractere.substr(0,3);</text:p>
      <text:p text:style-name="P7">document.write("&lt;br&gt;&lt;br&gt;"+sousChaine);</text:p>
      <text:p text:style-name="P7">sousChaine=chaineCaractere.substr(5);</text:p>
      <text:p text:style-name="P7">document.write("&lt;br&gt;"+sousChaine);</text:p>
      <text:p text:style-name="P7">sousChaine=chaineCaractere.substr(7,1);</text:p>
      <text:p text:style-name="P7">document.write("&lt;br&gt;"+sousChaine);</text:p>
      <text:p text:style-name="P7">sousChaine=chaineCaractere.substr(0,9);</text:p>
      <text:p text:style-name="P7">document.write("&lt;br&gt;"+sousChaine);</text:p>
      <text:p text:style-name="P8">// Assez similaire String.substring() extrait à partir d'une position début jusqu'à une position fin+1</text:p>
      <text:p text:style-name="P7">sousChaine=chaineCaractere.substring(2,3));</text:p>
      <text:p text:style-name="P7">document.write("&lt;br&gt;"+sousChaine);</text:p>
      <text:p text:style-name="P7">sousChaine=chaineCaractere.substring(9,10));</text:p>
      <text:p text:style-name="P7">document.write("&lt;br&gt;"+sousChaine);</text:p>
      <text:p text:style-name="P8">// la propriété length de String fonctionne différemment de length de Array</text:p>
      <text:p text:style-name="P7">document.write("&lt;br&gt;longueur de chaineCaractere = "+chaineCaractere.length);</text:p>
      <text:p text:style-name="P8">//... puis Array.pop() qui est le contraire de Array.push() </text:p>
      <text:p text:style-name="P7">document.write("&lt;br/&gt;&lt;br/&gt;--- Fonction Array.pop() ");</text:p>
      <text:p text:style-name="P7">var dernier=eleves.pop();</text:p>
      <text:p text:style-name="P7">document.write("&lt;br&gt;&lt;br&gt;"+dernier);</text:p>
      <text:p text:style-name="P7">dernier=eleves.pop();</text:p>
      <text:p text:style-name="P7">document.write("&lt;br&gt;&lt;br&gt;"+dernier);</text:p>
      <text:p text:style-name="P13">// A noter que Les fonctions sont des variables comme les autres (de type JS Function) </text:p>
      <text:p text:style-name="P7">var affich= alert;</text:p>
      <text:p text:style-name="P8">//</text:p>
      <text:p text:style-name="P8">//</text:p>
      <text:p text:style-name="P8">//</text:p>
      <text:p text:style-name="P8">// Créer ses propres fonctions</text:p>
      <text:p text:style-name="P8">// Une fonction est un bout de code avec un nombre d'instructions plus ou moins important.</text:p>
      <text:p text:style-name="P8">// Exemple de petite fonction très pratique.</text:p>
      <text:p text:style-name="P8">// Voir dans index.html le &lt;div id="header" &gt;</text:p>
      <text:p text:style-name="P8">// Pour récupérer un élément html (div,button,etc) la syntaxe de la function est un peu longue :</text:p>
      <text:p text:style-name="P8">// document.getElementById(id de l'élément).</text:p>
      <text:p text:style-name="P8">// On va donc créer une fonction qui aura comme nom un simple $ par exemple. (exemple qui confirme la règle)</text:p>
      <text:p text:style-name="P8">// Cette function recevra 1 seul argument (paramètre, var en entrée) : l'id de l'élément html</text:p>
      <text:p text:style-name="P8">// Nous allons le faire avec les 2 syntaxes possibles.</text:p>
      <text:p text:style-name="P8">// // OU BIEN 2ème syntaxe</text:p>
      <text:p text:style-name="P7">// var $ = function (id) { return document.getElementById(id) } ;</text:p>
      <text:p text:style-name="P8">// on teste</text:p>
      <text:p text:style-name="P7">$("header").innerHTML="Je mets ce que je veux dans le sous-titre";</text:p>
      <text:p text:style-name="P7">$("header").style.color="red";</text:p>
      <text:p text:style-name="P7">$("header").innerHTML+="&lt;br&gt;avec la couleur qui me plait.";</text:p>
      <text:p text:style-name="P8">// 1ère syntaxe</text:p>
      <text:p text:style-name="P7">function $ (id) { </text:p>
      <text:p text:style-name="P7"><text:tab/>return document.getElementById(id);</text:p>
      <text:p text:style-name="P7">}</text:p>
      <text:p text:style-name="P8">// détail :</text:p>
      <text:p text:style-name="P8">// <text:tab/><text:tab/>function est le mot-clé imposé par JS</text:p>
      <text:p text:style-name="P8">//<text:tab/><text:tab/>$ est le nom qui nous permettra d'appeler (d'exécuter) la fonction</text:p>
      <text:p text:style-name="P8">// <text:tab/><text:tab/>Entre les () on a 0 ou plusieurs arguments, séparés par des virgules, pour passer des valeurs à la fonction.</text:p>
      <text:p text:style-name="P8">//<text:tab/><text:tab/><text:tab/>Exemple $("id_de_mon_element"); mettra auto la valeur "id_de_mon_element" dans la var id.</text:p>
      <text:p text:style-name="P8">//<text:tab/><text:tab/><text:tab/>A noter qu'il y a pas besoin d'initialiser les vars arguments par 'var' etc. </text:p>
      <text:p text:style-name="P8">//<text:tab/><text:tab/>Le corps de la function est entre des {}</text:p>
      <text:p text:style-name="P8">//<text:tab/><text:tab/>Si la fonction doit retourner un résultat le mot clé return est necessaire</text:p>
      <text:p text:style-name="P8">/**/</text:p>
      <text:p text:style-name="P8">// 2ème exemple :</text:p>
      <text:p text:style-name="P10">affich = function (msg) {document.write("&lt;br&gt;"+msg)};</text:p>
      <text:p text:style-name="P10">affich ("&lt;br&gt;--- Exemple de ma fonction affich()");</text:p>
      <text:p text:style-name="P10">affich ("Hello, dear taxes payers");</text:p>
      <text:p text:style-name="P8">// Dans la partie développement d'un vrai programme fera d'autres fonctions plus longues.</text:p>
      <text:p text:style-name="P8">//</text:p>
      <text:p text:style-name="P8"/>
      <text:p text:style-name="P8"/>
      <text:p text:style-name="P13">/**/</text:p>
      <text:p text:style-name="P8">// Les boucles et exécution conditionnelle </text:p>
      <text:p text:style-name="P8">// <text:tab/>le for <text:tab/><text:tab/>=&gt; <text:tab/>répétition de n fois, un bloc d'instructions</text:p>
      <text:p text:style-name="P8">//<text:tab/>le while<text:tab/>=&gt; <text:tab/>exécution d'un même bloc tant que la condition est vraie</text:p>
      <text:p text:style-name="P8">//<text:tab/>le if <text:tab/><text:tab/>=&gt; <text:tab/>exécution d'un bloc 1 seul fois SI la condition est vraie </text:p>
      <text:p text:style-name="P8">//<text:tab/><text:tab/><text:tab/><text:tab/>; sinon exécuter le bloc suivant (facultatif)</text:p>
      <text:p text:style-name="P8">// </text:p>
      <text:p text:style-name="P8">// syntaxe du for :</text:p>
      <text:p text:style-name="P10">var max=5;</text:p>
      <text:p text:style-name="P10">affich ("&lt;br&gt;--- le bloc FOR");</text:p>
      <text:p text:style-name="P10">affich ("affiche les "+max+" 1ers élèves :");</text:p>
      <text:p text:style-name="P10">for (var i=0;i&lt;max;i=i+1) { </text:p>
      <text:p text:style-name="P10"><text:tab/>affich ( eleves[i]+" est le n° "+(i+1));</text:p>
      <text:p text:style-name="P8"><text:span text:style-name="T4">}</text:span><text:tab/></text:p>
      <text:p text:style-name="P8">// Détail</text:p>
      <text:p text:style-name="P8">//<text:tab/>for<text:tab/><text:tab/>=&gt; <text:s/>mot clé</text:p>
      <text:p text:style-name="P8">// <text:tab/>var <text:s/><text:tab/>=&gt; <text:s/>si la var existe déjà le var n'est pas nécessaire</text:p>
      <text:p text:style-name="P8">//<text:tab/>i=0;<text:tab/>=&gt;<text:tab/>i démarera avec 0 comme valeur</text:p>
      <text:p text:style-name="P8">//<text:tab/>i=i+1<text:tab/>=&gt;<text:tab/>à chaque fin de block (entre {}) i sera incrémenté d'un pas de 1</text:p>
      <text:p text:style-name="P8">//<text:tab/>i&lt;max<text:tab/>=&gt; <text:s/>si Cette condition est devient fausse, JS sort de la boucle.</text:p>
      <text:p text:style-name="P8">//<text:tab/><text:tab/><text:tab/><text:tab/>les opérateurs de comparaison sont &lt;,&gt;,==,!=,&lt;=,&gt;=</text:p>
      <text:p text:style-name="P8">//</text:p>
      <text:p text:style-name="P8">// Si je voulais afficher les multiples de 3, de 6 à 30 j'écrirai <text:s/>:</text:p>
      <text:p text:style-name="P7">affich ( "Les multiples de 3, de 6 à 30 avec FOR ");</text:p>
      <text:p text:style-name="P7">for (var i=6;i&lt;<text:span text:style-name="T5">=</text:span>30;i=i+3) { </text:p>
      <text:p text:style-name="P7"><text:tab/>affich ( ""+i);</text:p>
      <text:p text:style-name="P7">}</text:p>
      <text:p text:style-name="P8">// </text:p>
      <text:p text:style-name="P8">// Syntaxe du while</text:p>
      <text:p text:style-name="P10">var i=6;</text:p>
      <text:p text:style-name="P10">affich ( "&lt;br&gt;--- Les multiples de 3, de 6 à 30 avec WHILE ");</text:p>
      <text:p text:style-name="P10">while (i&lt;31) {</text:p>
      <text:p text:style-name="P10"><text:tab/>affich ( ""+i);</text:p>
      <text:p text:style-name="P10"><text:tab/>i+=3; <text:span text:style-name="T6">// i=i+3 ;</text:span></text:p>
      <text:p text:style-name="P10">}</text:p>
      <text:p text:style-name="P8"/>
      <text:p text:style-name="P13">// Syntaxe du if ... else </text:p>
      <text:p text:style-name="P11">affich ( "&lt;br&gt;--- Les branchements conditionnels avec IF ELSE ");</text:p>
      <text:p text:style-name="P11">i=10;</text:p>
      <text:p text:style-name="P11">while (i&lt;30) {</text:p>
      <text:p text:style-name="P11"><text:tab/>if (i%5==0) {</text:p>
      <text:p text:style-name="P11"><text:tab/><text:tab/>affich ( ""+i+" est un multible de 5.");</text:p>
      <text:p text:style-name="P11"><text:tab/>} <text:s text:c="36"/></text:p>
      <text:p text:style-name="P11"><text:tab/>else <text:s/>{</text:p>
      <text:p text:style-name="P11"><text:tab/><text:tab/>affich ( ""+i+" N'est PAS un multible de 5.");</text:p>
      <text:p text:style-name="P11"><text:tab/>}</text:p>
      <text:p text:style-name="P11"><text:tab/>i++; // i=i+1</text:p>
      <text:p text:style-name="P11">}</text:p>
      <text:p text:style-name="P8">// Note: <text:tab/>IF... else <text:tab/>n'est pas obligé d'être couplé à un WHILE. C'est même rare !</text:p>
      <text:p text:style-name="P8">//<text:tab/><text:tab/>IF <text:tab/><text:tab/>n'est pas obligé d'être couplé à un ELSE. Mais assez fréquent.</text:p>
      <text:p text:style-name="P8"/>
      <text:p text:style-name="P13">// Les vars de type Object qu'on appelle des objets (object en english)</text:p>
      <text:p text:style-name="P8">//</text:p>
      <text:p text:style-name="P8">// Déf simple :</text:p>
      <text:p text:style-name="P8">//<text:tab/>Un objet est une variable qui regroupe en sont sein :</text:p>
      <text:p text:style-name="P8">//<text:tab/><text:tab/>de 0 à plusieurs variables (propriétés, attributs)</text:p>
      <text:p text:style-name="P8">//<text:tab/><text:tab/>de 0 à plusieurs fonctions</text:p>
      <text:p text:style-name="P8">//<text:tab/><text:tab/>de 0 à plusieurs autres objets.</text:p>
      <text:p text:style-name="P8">//<text:tab/><text:tab/>un objet peut aussi être vide (comme un tableau)</text:p>
      <text:p text:style-name="P8">//<text:tab/><text:tab/></text:p>
      <text:p text:style-name="P8">//<text:tab/><text:tab/>De même qu'un tableau regroupait plusieurs éléments en leur donnant un indice différent,</text:p>
      <text:p text:style-name="P8">//<text:tab/><text:tab/>un objet regroupe plusieurs éléments (membres) en leur donnant un nom.</text:p>
      <text:p text:style-name="P8">//</text:p>
      <text:p text:style-name="P8">// Syntaxe</text:p>
      <text:p text:style-name="P11">affich ( "&lt;br&gt;--- Les vars de type Object ");</text:p>
      <text:p text:style-name="P11">var eleve={}; // C'est tout ! objet crée à vide </text:p>
      <text:p text:style-name="P8">// Je remplis mon objet : &lt;nom de l'objet&gt;.&lt;nom la variable&gt;</text:p>
      <text:p text:style-name="P11">eleve.prenom="Jean-Michel";<text:tab/></text:p>
      <text:p text:style-name="P11">eleve.nom="Delettre";<text:tab/></text:p>
      <text:p text:style-name="P11">eleve.age=45;<text:tab/></text:p>
      <text:p text:style-name="P8"><text:span text:style-name="T7">eleve.email="</text:span><text:a xlink:type="simple" xlink:href="mailto:info@pixaline.net" text:style-name="Internet_20_link" text:visited-style-name="Visited_20_Internet_20_Link">info@pixaline.net</text:a><text:span text:style-name="T7">";</text:span></text:p>
      <text:p text:style-name="P8">// on teste</text:p>
      <text:p text:style-name="P11">affich (eleve.prenom+" "+eleve.nom+" est agé de "+eleve.age+" ans."+"&lt;br/&gt;"+</text:p>
      <text:p text:style-name="P11"><text:tab/><text:tab/><text:tab/><text:tab/><text:tab/> "Son adresse mail est "+eleve.email+".&lt;br/&gt;&lt;br/&gt;");<text:tab/><text:tab/></text:p>
      <text:p text:style-name="P8">//</text:p>
      <text:p text:style-name="P8">// Nous allons créer une function que nous ajouteront à chaque objet 'eleve'</text:p>
      <text:p text:style-name="P11">var affichCetEleve = function() {</text:p>
      <text:p text:style-name="P11"><text:tab/>affich<text:tab/>("&lt;br&gt;"+this.prenom+" "+this.nom+" est agé de "+this.age+" ans."+"&lt;br/&gt;"+</text:p>
      <text:p text:style-name="P11"><text:tab/><text:tab/><text:tab/><text:tab/><text:tab/> "Son adresse mail est "+this.email+".&lt;br/&gt;--------------------------------&lt;br/&gt;");<text:tab/></text:p>
      <text:p text:style-name="P11">};<text:tab/></text:p>
      <text:p text:style-name="P11">eleve.affich=affichCetEleve;</text:p>
      <text:p text:style-name="P8">// </text:p>
      <text:p text:style-name="P8">// A l’exécution, le mot clé 'this' aura comme valeur, l'objet précis à partir duquel </text:p>
      <text:p text:style-name="P8">// on appelle la fonction affich() ; soit eleve.affich() </text:p>
      <text:p text:style-name="P8">// attendre exemples à venir !</text:p>
      <text:p text:style-name="P8">// On a donc un objet avec 4 propriétés et 1 function.</text:p>
      <text:p text:style-name="P13"/>
      <text:p text:style-name="P8">// On va utiliser le tableau 'eleves' pour stocker mes 'eleve'</text:p>
      <text:p text:style-name="P11">eleves=[];</text:p>
      <text:p text:style-name="P11">eleves.push(eleve);</text:p>
      <text:p text:style-name="P11">//</text:p>
      <text:p text:style-name="P11">eleve={};</text:p>
      <text:p text:style-name="P8">// Attention cette syntaxe très simple fait bcp de choses. </text:p>
      <text:p text:style-name="P8">// Elle dit à JS met dans 'eleve' un <text:span text:style-name="T1">nouvel Object </text:span>et ne touche </text:p>
      <text:p text:style-name="P8">// plus à l'objet que j'y avais mis précédemment. </text:p>
      <text:p text:style-name="P8">// En d'autres termes eleves[0] n'est pas affecté.</text:p>
      <text:p text:style-name="P8">// Si par contre je faisais directement eleve.prenom="Marie"; eleve.nom="Lombard"; etc </text:p>
      <text:p text:style-name="P8">// alors l'objet avec jean-michel etc, serait écrasé.</text:p>
      <text:p text:style-name="P11">eleve.prenom="Marie";<text:tab/></text:p>
      <text:p text:style-name="P11">eleve.nom="Lombard";<text:tab/></text:p>
      <text:p text:style-name="P11">eleve.age="18";<text:tab/></text:p>
      <text:p text:style-name="P11">eleve.email="marie.lombard@laposte.net";<text:tab/></text:p>
      <text:p text:style-name="P11">eleve.affich=affichCetEleve;</text:p>
      <text:p text:style-name="P11">eleves.push(eleve);</text:p>
      <text:p text:style-name="P8">//</text:p>
      <text:p text:style-name="P7">eleve={};</text:p>
      <text:p text:style-name="P7">eleve.prenom="Eric";<text:tab/></text:p>
      <text:p text:style-name="P7">eleve.nom="Enneke";<text:tab/></text:p>
      <text:p text:style-name="P7">eleve.age="32";<text:tab/></text:p>
      <text:p text:style-name="P7">eleve.email="e.neke@gmail.com";<text:tab/></text:p>
      <text:p text:style-name="P7">eleve.affich=affichCetEleve;;</text:p>
      <text:p text:style-name="P7">eleves.push(eleve);</text:p>
      <text:p text:style-name="P8">//</text:p>
      <text:p text:style-name="P8">// on teste//</text:p>
      <text:p text:style-name="P11">affich("Boucle de tous mes objets 'eleve'");</text:p>
      <text:p text:style-name="P11">for (var i=0;i&lt;eleves.length;i=i+1) {</text:p>
      <text:p text:style-name="P11"><text:tab/>eleves[i].affich();</text:p>
      <text:p text:style-name="P11">}</text:p>
      <text:p text:style-name="P13">//</text:p>
      <text:p text:style-name="P8">// Les intérêts d'avoir une structure de type Object sont entres autres :</text:p>
      <text:p text:style-name="P8">//<text:tab/><text:tab/>1/ <text:s/><text:tab/>Toutes les propriétés et fonctions sont BIEN regroupées</text:p>
      <text:p text:style-name="P8">//<text:tab/><text:tab/><text:tab/> et donc isolées dans chaque objet. </text:p>
      <text:p text:style-name="P8">//<text:tab/><text:tab/><text:tab/>chacun ses affaires ! L'objet est <text:span text:style-name="T1">encapsulé </text:span>! </text:p>
      <text:p text:style-name="P8">//<text:tab/><text:tab/><text:tab/>(Les objets de catégorie différente ont chacun leurs propriétés ; </text:p>
      <text:p text:style-name="P8">//<text:tab/><text:tab/><text:tab/>les objets de même nature (comme les 'eleve' de notre exemple) ont</text:p>
      <text:p text:style-name="P8">//<text:tab/><text:tab/><text:tab/>au moins, des contenus différents.</text:p>
      <text:p text:style-name="P8">//<text:tab/><text:tab/>2/ <text:s/><text:tab/>Si une appli a besoin de plusieurs catégories d'objet </text:p>
      <text:p text:style-name="P8">//<text:tab/><text:tab/><text:tab/>exemple des 'eleve', 'professeur', 'proviseur', etc ;</text:p>
      <text:p text:style-name="P8">//<text:tab/><text:tab/><text:tab/>Ces différentes catégories auront vraisemblablement des variables </text:p>
      <text:p text:style-name="P8">//<text:tab/><text:tab/><text:tab/>commune comme prenom et nom </text:p>
      <text:p text:style-name="P8">//<text:tab/><text:tab/><text:tab/>mais par exemple, 'appreciation', 'niveau', etc appartiendront à 'eleve' </text:p>
      <text:p text:style-name="P8">//<text:tab/><text:tab/><text:tab/>mais pas à 'professeur' ni 'proviseur'.</text:p>
      <text:p text:style-name="P8">//<text:tab/><text:tab/><text:tab/>Par contre tous ces objets pourront avoir une function de même nom </text:p>
      <text:p text:style-name="P8">//<text:tab/><text:tab/><text:tab/>(affich()) mais qui se comportera complètement différemment selon </text:p>
      <text:p text:style-name="P8">//<text:tab/><text:tab/><text:tab/>la catégorie. (en POO orthodoxe cela s'appelle le polymorphisme)</text:p>
      <text:p text:style-name="P8">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69cm" fo:margin-bottom="0.81cm" fo:margin-left="0.986cm" fo:margin-right="0.79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m jmd</meta:initial-creator>
    <meta:creation-date>2017-03-17T14:03:02.60</meta:creation-date>
    <dc:date>2017-11-12T21:11:13.35</dc:date>
    <dc:creator>jm delettre</dc:creator>
    <meta:editing-duration>P3DT4H52M40S</meta:editing-duration>
    <meta:editing-cycles>232</meta:editing-cycles>
    <meta:generator>OpenOffice/4.1.4$Win32 OpenOffice.org_project/414m5$Build-9788</meta:generator>
    <meta:document-statistic meta:table-count="0" meta:image-count="0" meta:object-count="0" meta:page-count="12" meta:paragraph-count="363" meta:word-count="2426" meta:character-count="15846"/>
  </office:meta>
</office:document-meta>
</file>